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5"/>
    <style:style style:name="P2" style:family="paragraph" style:parent-style-name="Quotations" style:list-style-name="L15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en <text:span text:style-name="Strong_20_Emphasis">10 — Límites de causalidad</text:span>, uno de los más profundos y menos intuitivos.<text:line-break/>Aquí ya no hablamos de velocidad, energía, memoria, ruido, complejidad, estabilidad o tamaño.<text:line-break/>Hablamos de algo más fundamental:</text:p>
      <text:p text:style-name="Text_20_body"><text:span text:style-name="Strong_20_Emphasis">La estructura causal del universo impone límites absolutos a lo que cualquier sistema inteligente puede conocer, predecir o controlar.</text:span></text:p>
      <text:p text:style-name="Text_20_body"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10 — LÍMITES DE CAUSALIDAD (versión lógica, no biológica)</text:h>
      <text:h text:style-name="Heading_20_2" text:outline-level="2">1. Qué significa el límite de causalidad, lógicamente</text:h>
      <text:p text:style-name="Text_20_body">En cualquier universo con leyes físicas:</text:p>
      <text:list xml:id="list2127241937" text:style-name="L1">
        <text:list-item>
          <text:p text:style-name="P4">Los efectos siguen a las causas. </text:p>
        </text:list-item>
        <text:list-item>
          <text:p text:style-name="P4">La información no puede viajar hacia atrás en el tiempo. </text:p>
        </text:list-item>
        <text:list-item>
          <text:p text:style-name="P4">No se puede conocer un evento antes de que ocurra. </text:p>
        </text:list-item>
        <text:list-item>
          <text:p text:style-name="P4">No se puede actuar sobre un evento pasado. </text:p>
        </text:list-item>
        <text:list-item>
          <text:p text:style-name="P4">No se puede influir en regiones fuera del propio cono causal. </text:p>
        </text:list-item>
        <text:list-item>
          <text:p text:style-name="P4">No se puede observar simultáneamente todos los estados del universo. </text:p>
        </text:list-item>
        <text:list-item>
          <text:p text:style-name="P3">No se puede tener acceso a información que no ha llegado aún. </text:p>
        </text:list-item>
      </text:list>
      <text:p text:style-name="Text_20_body">En términos lógicos:</text:p>
      <text:p text:style-name="Quotations">Ningún sistema puede conocer o controlar más allá de su región causal,<text:line-break/>ni puede predecir con certeza eventos que dependen de información aún no disponible.</text:p>
      <text:p text:style-name="Text_20_body">Este límite es más profundo que el de velocidad:<text:line-break/>no es solo que la información tarde en llegar,<text:line-break/>es que <text:span text:style-name="Strong_20_Emphasis">no puede llegar antes de tiempo</text:span>.</text:p>
      <text:p text:style-name="Horizontal_20_Line"/>
      <text:h text:style-name="Heading_20_2" text:outline-level="2">2. Cómo restringe esto la inteligencia de un sistema</text:h>
      <text:p text:style-name="Text_20_body">El límite de causalidad afecta a varios aspectos fundamentales:</text:p>
      <text:h text:style-name="Heading_20_3" text:outline-level="3">2.1. Conocimiento incompleto</text:h>
      <text:p text:style-name="Text_20_body">Un sistema solo puede conocer:</text:p>
      <text:list xml:id="list1017604689" text:style-name="L2">
        <text:list-item>
          <text:p text:style-name="P6">lo que ha observado </text:p>
        </text:list-item>
        <text:list-item>
          <text:p text:style-name="P6"><text:soft-page-break/>lo que puede inferir de observaciones pasadas </text:p>
        </text:list-item>
        <text:list-item>
          <text:p text:style-name="P5">lo que está dentro de su región causal </text:p>
        </text:list-item>
      </text:list>
      <text:p text:style-name="Text_20_body">Esto limita:</text:p>
      <text:list xml:id="list3641237993" text:style-name="L3">
        <text:list-item>
          <text:p text:style-name="P8">la omnisciencia </text:p>
        </text:list-item>
        <text:list-item>
          <text:p text:style-name="P8">la precisión de modelos </text:p>
        </text:list-item>
        <text:list-item>
          <text:p text:style-name="P7">la capacidad de anticipación perfecta </text:p>
        </text:list-item>
      </text:list>
      <text:p text:style-name="Horizontal_20_Line"/>
      <text:h text:style-name="Heading_20_3" text:outline-level="3">2.2. Predicción imperfecta</text:h>
      <text:p text:style-name="Text_20_body">Si un evento depende de información que aún no ha llegado:</text:p>
      <text:list xml:id="list1560327566" text:style-name="L4">
        <text:list-item>
          <text:p text:style-name="P10">no puede predecirse con certeza </text:p>
        </text:list-item>
        <text:list-item>
          <text:p text:style-name="P10">solo puede estimarse probabilísticamente </text:p>
        </text:list-item>
        <text:list-item>
          <text:p text:style-name="P9">la predicción perfecta es imposible </text:p>
        </text:list-item>
      </text:list>
      <text:p text:style-name="Text_20_body">Esto limita la capacidad de prever el futuro.</text:p>
      <text:p text:style-name="Horizontal_20_Line"/>
      <text:h text:style-name="Heading_20_3" text:outline-level="3">2.3. Control limitado</text:h>
      <text:p text:style-name="Text_20_body">Un sistema solo puede influir:</text:p>
      <text:list xml:id="list1086042515" text:style-name="L5">
        <text:list-item>
          <text:p text:style-name="P12">en lo que está dentro de su futuro causal </text:p>
        </text:list-item>
        <text:list-item>
          <text:p text:style-name="P12">no en lo que está fuera de su alcance causal </text:p>
        </text:list-item>
        <text:list-item>
          <text:p text:style-name="P11">no en lo que ya ocurrió </text:p>
        </text:list-item>
      </text:list>
      <text:p text:style-name="Text_20_body">Esto limita la capacidad de control global.</text:p>
      <text:p text:style-name="Horizontal_20_Line"/>
      <text:h text:style-name="Heading_20_3" text:outline-level="3">2.4. Coordinación limitada</text:h>
      <text:p text:style-name="Text_20_body">Dos partes del sistema no pueden coordinarse instantáneamente:</text:p>
      <text:list xml:id="list3818460819" text:style-name="L6">
        <text:list-item>
          <text:p text:style-name="P14">si están separadas causalmente </text:p>
        </text:list-item>
        <text:list-item>
          <text:p text:style-name="P14">si la información no ha tenido tiempo de viajar </text:p>
        </text:list-item>
        <text:list-item>
          <text:p text:style-name="P13">si dependen de eventos futuros </text:p>
        </text:list-item>
      </text:list>
      <text:p text:style-name="Text_20_body">Esto limita la coherencia global.</text:p>
      <text:p text:style-name="Horizontal_20_Line"/>
      <text:h text:style-name="Heading_20_3" text:outline-level="3">2.5. Ambigüedad inherente</text:h>
      <text:p text:style-name="Text_20_body">Si no se puede acceder a toda la información relevante:</text:p>
      <text:list xml:id="list2299862210" text:style-name="L7">
        <text:list-item>
          <text:p text:style-name="P16">el sistema debe operar bajo incertidumbre </text:p>
        </text:list-item>
        <text:list-item>
          <text:p text:style-name="P16">no puede distinguir entre múltiples futuros posibles </text:p>
        </text:list-item>
        <text:list-item>
          <text:p text:style-name="P15"><text:soft-page-break/>no puede garantizar decisiones óptimas </text:p>
        </text:list-item>
      </text:list>
      <text:p text:style-name="Text_20_body">Esto limita la precisión del razonamiento.</text:p>
      <text:p text:style-name="Horizontal_20_Line"/>
      <text:h text:style-name="Heading_20_2" text:outline-level="2">3. Qué arquitectura minimiza el impacto del límite de causalidad</text:h>
      <text:p text:style-name="Text_20_body">Aquí viene la parte clave:<text:line-break/><text:span text:style-name="Strong_20_Emphasis">si un sistema no puede conocer ni controlar más allá de su región causal,<text:line-break/>¿cómo debe organizarse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Procesamiento local</text:h>
      <text:p text:style-name="Text_20_body">Dado que la causalidad es local:</text:p>
      <text:p text:style-name="Quotations">La inteligencia debe ser local.</text:p>
      <text:p text:style-name="Text_20_body">Esto implica:</text:p>
      <text:list xml:id="list180970476" text:style-name="L8">
        <text:list-item>
          <text:p text:style-name="P18">cada módulo toma decisiones basadas en información cercana </text:p>
        </text:list-item>
        <text:list-item>
          <text:p text:style-name="P18">no depende de datos que aún no han llegado </text:p>
        </text:list-item>
        <text:list-item>
          <text:p text:style-name="P17">no espera coordinación global </text:p>
        </text:list-item>
      </text:list>
      <text:p text:style-name="Horizontal_20_Line"/>
      <text:h text:style-name="Heading_20_3" text:outline-level="3">3.2. Predicción probabilística</text:h>
      <text:p text:style-name="Text_20_body">Si no se puede conocer el futuro con certeza:</text:p>
      <text:list xml:id="list2862344169" text:style-name="L9">
        <text:list-item>
          <text:p text:style-name="P20">se trabaja con distribuciones </text:p>
        </text:list-item>
        <text:list-item>
          <text:p text:style-name="P20">se estima lo más probable </text:p>
        </text:list-item>
        <text:list-item>
          <text:p text:style-name="P19">se actualiza cuando llega nueva información </text:p>
        </text:list-item>
      </text:list>
      <text:p text:style-name="Text_20_body">Esto convierte la incertidumbre en parte del modelo.</text:p>
      <text:p text:style-name="Horizontal_20_Line"/>
      <text:h text:style-name="Heading_20_3" text:outline-level="3">3.3. Actualización incremental</text:h>
      <text:p text:style-name="Text_20_body">Cuando llega nueva información:</text:p>
      <text:list xml:id="list2365699833" text:style-name="L10">
        <text:list-item>
          <text:p text:style-name="P22">se corrigen creencias </text:p>
        </text:list-item>
        <text:list-item>
          <text:p text:style-name="P22">se ajustan decisiones </text:p>
        </text:list-item>
        <text:list-item>
          <text:p text:style-name="P21">se reevalúan planes </text:p>
        </text:list-item>
      </text:list>
      <text:p text:style-name="Text_20_body">Esto permite adaptarse sin requerir omnisciencia.</text:p>
      <text:p text:style-name="Horizontal_20_Line"/>
      <text:h text:style-name="Heading_20_3" text:outline-level="3"><text:soft-page-break/>3.4. Jerarquía causal</text:h>
      <text:p text:style-name="Text_20_body">La arquitectura óptima organiza la información según:</text:p>
      <text:list xml:id="list2731886695" text:style-name="L11">
        <text:list-item>
          <text:p text:style-name="P24">qué puede conocerse ahora </text:p>
        </text:list-item>
        <text:list-item>
          <text:p text:style-name="P24">qué puede conocerse después </text:p>
        </text:list-item>
        <text:list-item>
          <text:p text:style-name="P23">qué no puede conocerse aún </text:p>
        </text:list-item>
      </text:list>
      <text:p text:style-name="Text_20_body">Esto evita depender de información inaccesible.</text:p>
      <text:p text:style-name="Horizontal_20_Line"/>
      <text:h text:style-name="Heading_20_3" text:outline-level="3">3.5. Autonomía de módulos</text:h>
      <text:p text:style-name="Text_20_body">Si la causalidad limita la coordinación:</text:p>
      <text:list xml:id="list1134495160" text:style-name="L12">
        <text:list-item>
          <text:p text:style-name="P26">cada módulo debe ser autónomo </text:p>
        </text:list-item>
        <text:list-item>
          <text:p text:style-name="P26">capaz de operar sin supervisión central </text:p>
        </text:list-item>
        <text:list-item>
          <text:p text:style-name="P25">capaz de actuar con información parcial </text:p>
        </text:list-item>
      </text:list>
      <text:p text:style-name="Text_20_body">Esto reduce la dependencia de señales distantes.</text:p>
      <text:p text:style-name="Horizontal_20_Line"/>
      <text:h text:style-name="Heading_20_3" text:outline-level="3">3.6. Robustez a la incertidumbre</text:h>
      <text:p text:style-name="Text_20_body">Dado que no se puede conocer todo:</text:p>
      <text:list xml:id="list252593366" text:style-name="L13">
        <text:list-item>
          <text:p text:style-name="P28">las decisiones deben ser robustas </text:p>
        </text:list-item>
        <text:list-item>
          <text:p text:style-name="P28">no deben depender de detalles exactos </text:p>
        </text:list-item>
        <text:list-item>
          <text:p text:style-name="P27">deben funcionar bajo múltiples futuros posibles </text:p>
        </text:list-item>
      </text:list>
      <text:p text:style-name="Text_20_body">Esto permite actuar sin esperar certeza.</text:p>
      <text:p text:style-name="Horizontal_20_Line"/>
      <text:h text:style-name="Heading_20_3" text:outline-level="3">3.7. Planificación flexible</text:h>
      <text:p text:style-name="Text_20_body">Si el futuro no puede conocerse completamente:</text:p>
      <text:list xml:id="list1213033654" text:style-name="L14">
        <text:list-item>
          <text:p text:style-name="P30">los planes deben ser revisables </text:p>
        </text:list-item>
        <text:list-item>
          <text:p text:style-name="P30">deben adaptarse a nueva información </text:p>
        </text:list-item>
        <text:list-item>
          <text:p text:style-name="P29">deben tener puntos de corrección </text:p>
        </text:list-item>
      </text:list>
      <text:p text:style-name="Text_20_body">Esto evita el colapso ante eventos inesperados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<text:soft-page-break/>Dado que la causalidad limita lo que puede conocerse, predecirse y controlarse,<text:line-break/>la arquitectura que minimiza el impacto del límite de causalidad es aquella que:</text:p>
      <text:list xml:id="list1481899313" text:style-name="L15">
        <text:list-item>
          <text:p text:style-name="P2">opera localmente </text:p>
        </text:list-item>
        <text:list-item>
          <text:p text:style-name="P2">usa predicción probabilística </text:p>
        </text:list-item>
        <text:list-item>
          <text:p text:style-name="P2">actualiza creencias de forma incremental </text:p>
        </text:list-item>
        <text:list-item>
          <text:p text:style-name="P2">organiza la información jerárquicamente según accesibilidad causal </text:p>
        </text:list-item>
        <text:list-item>
          <text:p text:style-name="P2">distribuye la autonomía entre módulos </text:p>
        </text:list-item>
        <text:list-item>
          <text:p text:style-name="P2">toma decisiones robustas a la incertidumbre </text:p>
        </text:list-item>
        <text:list-item>
          <text:p text:style-name="P1">planifica de forma flexible y revisable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punto 11 — Límites de precis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9:20:27.682000000</meta:creation-date>
    <dc:date>2026-04-03T19:20:57.811000000</dc:date>
    <meta:editing-duration>PT30S</meta:editing-duration>
    <meta:editing-cycles>1</meta:editing-cycles>
    <meta:document-statistic meta:table-count="0" meta:image-count="0" meta:object-count="0" meta:page-count="5" meta:paragraph-count="109" meta:word-count="841" meta:character-count="5154" meta:non-whitespace-character-count="4419"/>
    <meta:generator>LibreOffice/7.3.5.2$Windows_X86_64 LibreOffice_project/184fe81b8c8c30d8b5082578aee2fed2ea847c01</meta:generator>
  </office:meta>
</office:document-meta>
</file>